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nux Biolinum G" fo:font-size="12pt" fo:font-weight="bold" officeooo:rsid="000fa545" officeooo:paragraph-rsid="0011517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nux Biolinum G" fo:font-size="12pt" fo:font-weight="bold" officeooo:rsid="000fa545" officeooo:paragraph-rsid="001288e6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Linux Biolinum G" fo:font-size="10pt" fo:font-style="normal" fo:font-weight="normal" officeooo:rsid="001916e6" officeooo:paragraph-rsid="0011517d" fo:background-color="transparent" style:font-name-asian="Times New Roman" style:font-size-asian="10pt" style:font-style-asian="normal" style:font-name-complex="Linux Biolinum G" style:font-size-complex="10pt" style:font-style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Linux Biolinum G" fo:font-size="10pt" fo:font-style="normal" fo:font-weight="normal" officeooo:rsid="001997ab" officeooo:paragraph-rsid="001997ab" fo:background-color="transparent" style:font-name-asian="Times New Roman" style:font-size-asian="10pt" style:font-style-asian="normal" style:font-name-complex="Linux Biolinum G" style:font-size-complex="10pt" style:font-style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Linux Biolinum G" fo:font-size="10pt" fo:font-style="normal" fo:font-weight="normal" officeooo:rsid="001d386e" officeooo:paragraph-rsid="001d386e" fo:background-color="transparent" style:font-name-asian="Times New Roman" style:font-size-asian="10pt" style:font-style-asian="normal" style:font-name-complex="Linux Biolinum G" style:font-size-complex="10pt" style:font-style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style:font-name="Linux Biolinum G" fo:font-size="10pt" fo:font-style="italic" fo:font-weight="normal" officeooo:rsid="001d386e" officeooo:paragraph-rsid="001d386e" fo:background-color="transparent" style:font-name-asian="Times New Roman" style:font-size-asian="10pt" style:font-style-asian="italic" style:font-name-complex="Linux Biolinum G" style:font-size-complex="10pt" style:font-style-complex="italic"/>
    </style:style>
    <style:style style:name="T1" style:family="text">
      <style:text-properties officeooo:rsid="0012356d" style:font-name-complex="Linux Biolinum G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232c" style:font-style-asian="italic" style:font-style-complex="italic"/>
    </style:style>
    <style:style style:name="T4" style:family="text">
      <style:text-properties officeooo:rsid="001afd9b"/>
    </style:style>
    <style:style style:name="T5" style:family="text">
      <style:text-properties officeooo:rsid="001b232c"/>
    </style:style>
    <style:style style:name="T6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 Portfolio <text:span text:style-name="T1">2016</text:span></text:p>
      <text:p text:style-name="P1">Sarah Usick</text:p>
      <text:p text:style-name="P3"/>
      <text:p text:style-name="P4"/>
      <text:section text:style-name="Sect1" text:name="Section1">
        <text:p text:style-name="P5">01a. <text:s/><text:span text:style-name="T2">He Who Wins the War</text:span></text:p>
        <text:p text:style-name="P5">Oil and mixed media on Masonite</text:p>
        <text:p text:style-name="P5">60 x 48”</text:p>
        <text:p text:style-name="P5">2015</text:p>
        <text:p text:style-name="P5"/>
        <text:p text:style-name="P5">01b. <text:s/><text:span text:style-name="T2">He Who Wins the War</text:span></text:p>
        <text:p text:style-name="P5">(detail)</text:p>
        <text:p text:style-name="P5"/>
        <text:p text:style-name="P5">01c. <text:s/><text:span text:style-name="T2">He Who Wins the War</text:span></text:p>
        <text:p text:style-name="P5">(detail)</text:p>
        <text:p text:style-name="P5"/>
        <text:p text:style-name="P5"/>
        <text:p text:style-name="P5">02a. <text:span text:style-name="T2">Mamilla Picnic</text:span></text:p>
        <text:p text:style-name="P5">(Collab. with Julia Martin)</text:p>
        <text:p text:style-name="P5">Installation, readymade objects</text:p>
        <text:p text:style-name="P5">Mamilla Pool, Jerusalem, Israel</text:p>
        <text:p text:style-name="P5">4 x 7'</text:p>
        <text:p text:style-name="P5">2014</text:p>
        <text:p text:style-name="P5"/>
        <text:p text:style-name="P5">02b. <text:span text:style-name="T2">Mamilla Picnic</text:span></text:p>
        <text:p text:style-name="P5">(detail)</text:p>
        <text:p text:style-name="P5"/>
        <text:p text:style-name="P5">02c. <text:span text:style-name="T2">Mamilla Picnic</text:span></text:p>
        <text:p text:style-name="P5"/>
        <text:p text:style-name="P5"/>
        <text:p text:style-name="P5">03a. <text:s/><text:span text:style-name="T2">Encyclopedia of Time Travel</text:span></text:p>
        <text:p text:style-name="P5">Hardcover books, mixed media</text:p>
        <text:p text:style-name="P5">9 x 11”</text:p>
        <text:p text:style-name="P5">2012</text:p>
        <text:p text:style-name="P5"/>
        <text:p text:style-name="P5">03b. <text:s/><text:span text:style-name="T2">Encyclopedia of Time Travel</text:span></text:p>
        <text:p text:style-name="P5">(detail)</text:p>
        <text:p text:style-name="P5"/>
        <text:p text:style-name="P5">03c. <text:s/><text:span text:style-name="T2">Encyclopedia of Time Travel</text:span></text:p>
        <text:p text:style-name="P5">(detail)</text:p>
        <text:p text:style-name="P5"/>
        <text:p text:style-name="P5"/>
        <text:p text:style-name="P5">04a. <text:s/><text:span text:style-name="T2">Icon</text:span></text:p>
        <text:p text:style-name="P5">Oil on canvas</text:p>
        <text:p text:style-name="P5">23.5 x 32"</text:p>
        <text:p text:style-name="P5">2013</text:p>
        <text:p text:style-name="P5"/>
        <text:p text:style-name="P5">04b. <text:s/><text:span text:style-name="T2">Icon</text:span></text:p>
        <text:p text:style-name="P5">(detail)</text:p>
        <text:p text:style-name="P5"/>
        <text:p text:style-name="P5">04c. <text:span text:style-name="T2"><text:s/>Icon</text:span></text:p>
        <text:p text:style-name="P5">(detail)</text:p>
        <text:p text:style-name="P5"/>
        <text:p text:style-name="P5"/>
        <text:p text:style-name="P5">05a. <text:s/><text:span text:style-name="T2">Comortable with the New Sincerity</text:span></text:p>
        <text:p text:style-name="P5">(Collab. with Jimmie Kilpatrick)</text:p>
        <text:p text:style-name="P5">Oil, acrylic, collage on canvas</text:p>
        <text:p text:style-name="P5">22 x 30”</text:p>
        <text:p text:style-name="P5">2015</text:p>
        <text:p text:style-name="P5"/>
        <text:p text:style-name="P5">05b. <text:s/><text:span text:style-name="T2">Comortable with the New Sincerity</text:span></text:p>
        <text:p text:style-name="P5">(detail)</text:p>
        <text:p text:style-name="P5"/>
        <text:p text:style-name="P6"><text:span text:style-name="T6">05c.</text:span> <text:s/>Comortable with the New Sincerity</text:p>
        <text:p text:style-name="P5">(detail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9:29:35.441000000</meta:creation-date>
    <dc:date>2016-01-12T07:56:19.077000000</dc:date>
    <meta:editing-duration>PT1H17M18S</meta:editing-duration>
    <meta:editing-cycles>9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44" meta:word-count="133" meta:character-count="761" meta:non-whitespace-character-count="660"/>
  </office:meta>
</office:document-meta>
</file>